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jekt Andaria Patcher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Martin Polehla, Karel Jareš, 2007</text:p>
      <text:list text:style-name="L1">
        <text:list-item>
          <text:p text:style-name="P2">Stručný popis programu:</text:p>
          <text:p text:style-name="P3">Aplikace určená pro hráče onlinové hry Ultima Onlina, jež umožní jednoduše hráčům instalovat soubory (patcher) charakteristické pro hru na českém shardu <text:a xlink:type="simple" xlink:href="http://ww.andaria.net/" office:name="Odkaz na shard Andaria">Andaria</text:a>. Patche jsou umístěny na stránkách Andarie <text:a xlink:type="simple" xlink:href="http://andaria.net/index.php?link=downlaod" office:name="Andaria.net - downlaod"><text:span text:style-name="T1">sekce downlaod</text:span></text:a>, nebo přez ftp. Aktualní seznam patchů bude k dispozici ve formátu csv na adrese serveru.</text:p>
          <text:p text:style-name="P3"/>
          <text:p text:style-name="P3">Hra Ultima Online bývá zpravidla nainstalovaná na pevném disku v adresáři „C:\Program Files\EA Games\Ultima Online Mondain's Legacy“.</text:p>
          <text:p text:style-name="P3"/>
          <text:p text:style-name="P3">Patche se dělí na pouhé zkomprimované soubory a na soubory se spouštěčem (obvykle start_a.bat nebo start_g.bat). Pro správné nainstalování je potřeba soubory rozbalit do instalačního adresáře hry a pokud existují spouštěče, tak je spustit a po skončení smazat.</text:p>
          <text:p text:style-name="P3"/>
          <text:p text:style-name="P3">Program by měl být kompatibilní s o.s. Windows. Podpora ostaních o.s. (např. Linux) je výtána, nikoliv však nutně vyžadována. Celý projekt by měl být otevřený, aby jej mohla případně rozšiřovat a upravovat další osoba v případě, že se autor nebude již aktivně podílet na vývoji. Předpokládají se GNU-GPL či podobné licenční podmínky. Program by měl být zdarma s otevřeným zdrojovým kódem.</text:p>
        </text:list-item>
      </text:list>
      <text:p text:style-name="P4"/>
      <text:list text:style-name="L1">
        <text:list-header>
          <text:p text:style-name="P3"/>
        </text:list-header>
        <text:list-item>
          <text:p text:style-name="P2">Základní funkce programu:</text:p>
          <text:list>
            <text:list-item>
              <text:p text:style-name="P5">Stažení seznamu patchů ze server</text:p>
            </text:list-item>
            <text:list-item>
              <text:p text:style-name="P5">Porovnání kontrolních součtů MD5</text:p>
            </text:list-item>
            <text:list-item>
              <text:p text:style-name="P5">Ukládání informací o nainstalovaných souborech</text:p>
            </text:list-item>
            <text:list-item>
              <text:p text:style-name="P5">Automatický výběr nenainstalovaných patchů</text:p>
            </text:list-item>
            <text:list-item>
              <text:p text:style-name="P5">Možnost automatické činnosti</text:p>
            </text:list-item>
            <text:list-item>
              <text:p text:style-name="P5">Stažení vybraných patchů na disk</text:p>
            </text:list-item>
            <text:list-item>
              <text:p text:style-name="P5">Rozbalení archivů do adresáře hry</text:p>
            </text:list-item>
            <text:list-item>
              <text:p text:style-name="P5">Spuštění souštěče patche na pozadí v adresáři hry</text:p>
            </text:list-item>
            <text:list-item>
              <text:p text:style-name="P5">Automatické spuštění třetí aplikace při ukončení programu</text:p>
            </text:list-item>
            <text:list-item>
              <text:p text:style-name="P5">Zobrazení novinek na serveru a ze hry přímo v patcheru</text:p>
            </text:list-item>
          </text:list>
          <text:p text:style-name="P3"/>
        </text:list-item>
        <text:list-item>
          <text:p text:style-name="P6">Výběr technologie:</text:p>
          <text:list>
            <text:list-item>
              <text:p text:style-name="P7">Delphi – vhodné spíše na větší projetky, avšak ani tento by nebyl nevhodný. Vývojové prostředí však není zdarma a tím by vstupovaly do hry licenční podmínky pro použití programovacího nástroje a cena programu by narůstala. Mimo to v tomto jazyce již obdobný projekt existuje.</text:p>
              <text:p text:style-name="P7"/>
            </text:list-item>
            <text:list-item>
              <text:p text:style-name="P7">Java, .NET, C/C++ - Složitá kompilace na projekt takového rozměru a malé zkušenosti na straně programátora tento jazyk dsotává ze hry.</text:p>
              <text:p text:style-name="P7"/>
            </text:list-item>
            <text:list-item>
              <text:p text:style-name="P7">XUL – Technologie známá zejména díky projeku Mozilla Firefox a jeho bratrů jež v dnešní době vyvýjí porgramátoři Mozilla Fundation. Poměrně jednoduchá platforma pro vývoj webového software. Má však své omezení a vyšší nároky na systémové prostředky. Vzhledem k jednoduchosti (XML, JavaScript..) požadavků na implementaci programu na této platforme, jsem se rozhodl právě pro XUL. Dalším důvodem je touha po poznání, co takový program v XUL obnáší. V neposlední řadě pak mlůví pro XUL možnost sestavení rozšíření do programů Mozilla včetně existujcího automatického systému kontrol a nahrávání nových verzí programu.</text:p>
            </text:list-item>
          </text:list>
        </text:list-item>
      </text:list>
      <text:p text:style-name="P4"/>
      <text:p text:style-name="P4"/>
      <text:list text:style-name="L1">
        <text:list-item>
          <text:p text:style-name="P6">Další informace:</text:p>
          <text:list>
            <text:list-item>
              <text:p text:style-name="P7">Volba komprimace pro distribuované soubory:</text:p>
              <text:list>
                <text:list-item>
                  <text:p text:style-name="P7">Vzhledem k v praxi lepším komoprimačním vlastnostem byl zvolen formát RAR. Vniká sice komplikace v podobě neexistujcí XPCOM komponenty projektu XUL, ale ta bude řešena použitím externí aplikace UnRAR.exe.</text:p>
                </text:list-item>
              </text:list>
            </text:list-item>
            <text:list-item>
              <text:p text:style-name="P7">Distribuce programu:</text:p>
              <text:list>
                <text:list-item>
                  <text:p text:style-name="P7">Rozšíření do Mozilla firefox</text:p>
                </text:list-item>
                <text:list-item>
                  <text:p text:style-name="P7">.rar soubor obsahujcí plně funkční verzi Andaria Patcheru včetně potřebných knihoven a dokumentace.</text:p>
                </text:list-item>
                <text:list-item>
                  <text:p text:style-name="P7">Program je možné stahnout na <text:a xlink:type="simple" xlink:href="http://strazci.andaria.net/patcher/" office:name="Andaria Patcher home page">domácí stránce projektu</text:a></text:p>
                </text:list-item>
              </text:list>
            </text:list-item>
            <text:list-item>
              <text:p text:style-name="P7">Licenční podmínky:</text:p>
              <text:list>
                <text:list-item>
                  <text:p text:style-name="P7">Každý uživatel pracujcí s Andaria Patcherem se musí řídit dle licence GNU-GPL jejíž plné znění je k dispozici na <text:a xlink:type="simple" xlink:href="http://www.gnu.org/">http://www.gnu.org</text:a>.</text:p>
                </text:list-item>
              </text:list>
            </text:list-item>
          </text:list>
        </text:list-item>
      </text:list>
      <text:p text:style-name="P8"><text:tab/></text:p>
      <text:list text:style-name="L2">
        <text:list-item>
          <text:p text:style-name="P9">Externí moduly:</text:p>
          <text:list>
            <text:list-item>
              <text:p text:style-name="P9">UnRAR.exe</text:p>
              <text:list>
                <text:list-item>
                  <text:p text:style-name="P9">XUL ve sve podstatne nepodporuje format rar, pravěpodobně kvůli charakteru jeho licence. Tento problém bude vyřešen použitím externího programu unrar.exe (příp. použitím existujcí instalace programu WinRAR).</text:p>
                  <text:p text:style-name="P9"/>
                </text:list-item>
              </text:list>
            </text:list-item>
            <text:list-item>
              <text:p text:style-name="P9">Spoušění externích aplikací:</text:p>
              <text:list>
                <text:list-item>
                  <text:p text:style-name="P9">Vzhledem k tomu, že nebyl nalezen vhodný způsob spouštění aplikace tak aby při jejím spuštění došlo k pozastavení patchovacího procesu a po skončení proces pokračoval při zachování funkčních ostatních threadů, bude ke spouštění externích programů použi patcherProject.exe. Ten dle parametrů spustí aplikaci ve skrytém okně a do jejího skončení bude udržovat na určeném místě „lock“ soubor. XUL proces, který má za úkol spouštět externí procesy, po spuštění externí aplikace bude vyčkávat na odstranění zmíněného lock souboru.</text:p>
                </text:list-item>
              </text:list>
            </text:list-item>
          </text:list>
        </text:list-item>
      </text:list>
      <text:p text:style-name="P8"/>
      <text:p text:style-name="P8"><draw:frame draw:style-name="fr1" draw:name="Object1" text:anchor-type="paragraph" svg:x="2.321cm" svg:y="0.242cm" svg:width="12.414cm" svg:height="11.25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8"><draw:frame draw:style-name="fr1" draw:name="Object2" text:anchor-type="paragraph" svg:x="0.88cm" svg:y="0.176cm" svg:width="14.554cm" svg:height="19.42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2">
        <text:list-header>
          <text:p text:style-name="P9"><draw:frame draw:style-name="fr1" draw:name="Object3" text:anchor-type="paragraph" svg:x="0.12cm" svg:y="-0.318cm" svg:width="16.097cm" svg:height="22.206cm" draw:z-index="1"><draw:object xlink:href="./Object 3" xlink:type="simple" xlink:show="embed" xlink:actuate="onLoad"/><draw:image xlink:href="./ObjectReplacements/Object 3" xlink:type="simple" xlink:show="embed" xlink:actuate="onLoad"/></draw:frame></text:p>
        </text:list-header>
      </text:list>
      <text:p text:style-name="P10"/>
      <text:p text:style-name="P10"/>
      <text:p text:style-name="P10"/>
      <text:p text:style-name="P10"/>
      <text:p text:style-name="P10"/>
      <text:p text:style-name="P10"/>
      <text:list text:style-name="L2">
        <text:list-item>
          <text:p text:style-name="P9">Části programu:</text:p>
          <text:list>
            <text:list-item>
              <text:p text:style-name="P11">patcher.xul:</text:p>
              <text:list>
                <text:list-item>
                  <text:p text:style-name="P11">Definice vnějšího vzhledu programu</text:p>
                </text:list-item>
                <text:list-item>
                  <text:p text:style-name="P11">Spuštění inicializace</text:p>
                  <text:p text:style-name="P11"/>
                </text:list-item>
              </text:list>
            </text:list-item>
            <text:list-item>
              <text:p text:style-name="P11">api.js:</text:p>
              <text:list>
                <text:list-item>
                  <text:p text:style-name="P11">základní obecné funkce</text:p>
                </text:list-item>
                <text:list-item>
                  <text:p text:style-name="P11">funkce pro inicializaci programu</text:p>
                </text:list-item>
                <text:list-item>
                  <text:p text:style-name="P11">pomocné funkce</text:p>
                </text:list-item>
                <text:list-item>
                  <text:p text:style-name="P11">definice konstant</text:p>
                </text:list-item>
                <text:list-item>
                  <text:p text:style-name="P11">include souborů</text:p>
                  <text:p text:style-name="P11"/>
                </text:list-item>
              </text:list>
            </text:list-item>
            <text:list-item>
              <text:p text:style-name="P11">setttings.js:</text:p>
              <text:list>
                <text:list-item>
                  <text:p text:style-name="P11">definice objetku Settings</text:p>
                  <text:p text:style-name="P11"/>
                </text:list-item>
              </text:list>
            </text:list-item>
            <text:list-item>
              <text:p text:style-name="P11">const.js:</text:p>
              <text:list>
                <text:list-item>
                  <text:p text:style-name="P11">definice globalnich konstant programu</text:p>
                  <text:p text:style-name="P11"/>
                </text:list-item>
              </text:list>
            </text:list-item>
            <text:list-item>
              <text:p text:style-name="P11">patch.js:</text:p>
              <text:list>
                <text:list-item>
                  <text:p text:style-name="P11">definice objetku Patch</text:p>
                  <text:p text:style-name="P11"/>
                </text:list-item>
              </text:list>
            </text:list-item>
            <text:list-item>
              <text:p text:style-name="P11">patchList.js:</text:p>
              <text:list>
                <text:list-item>
                  <text:p text:style-name="P11">definice objektu PatchList</text:p>
                  <text:p text:style-name="P11"/>
                </text:list-item>
              </text:list>
            </text:list-item>
            <text:list-item>
              <text:p text:style-name="P11">downloadListener.js:</text:p>
              <text:list>
                <text:list-item>
                  <text:p text:style-name="P11">definice objektu PersistProgressListener() <text:s/></text:p>
                  <text:p text:style-name="P11"/>
                </text:list-item>
              </text:list>
            </text:list-item>
            <text:list-item>
              <text:p text:style-name="P11">log.js:</text:p>
              <text:list>
                <text:list-item>
                  <text:p text:style-name="P11">definice objektu Log() <text:s/></text:p>
                  <text:p text:style-name="P11"/>
                </text:list-item>
              </text:list>
            </text:list-item>
            <text:list-item>
              <text:p text:style-name="P11">about.xul:</text:p>
              <text:list>
                <text:list-item>
                  <text:p text:style-name="P11">formulář about (o programu)</text:p>
                  <text:p text:style-name="P11"/>
                </text:list-item>
              </text:list>
            </text:list-item>
            <text:list-item>
              <text:p text:style-name="P11">andariaOverlay.xul:</text:p>
              <text:list>
                <text:list-item>
                  <text:p text:style-name="P11">obsahuje overlay (úpravy) Mozilla aplikací – položka do menu</text:p>
                  <text:p text:style-name="P11"/>
                </text:list-item>
              </text:list>
            </text:list-item>
            <text:list-item>
              <text:p text:style-name="P11">chrome.manifest:</text:p>
              <text:list>
                <text:list-item>
                  <text:p text:style-name="P11">nastavení XUL adresářů a overlay</text:p>
                  <text:p text:style-name="P11"/>
                </text:list-item>
              </text:list>
            </text:list-item>
            <text:list-item>
              <text:p text:style-name="P11">install.rdf:</text:p>
              <text:list>
                <text:list-item>
                  <text:p text:style-name="P11">informace pro instalaci patcheru jako rozšíření Mozilla aplikací</text:p>
                  <text:p text:style-name="P11"/>
                </text:list-item>
              </text:list>
            </text:list-item>
            <text:list-item>
              <text:p text:style-name="P11">UnRAR.exe:</text:p>
              <text:list>
                <text:list-item>
                  <text:p text:style-name="P11">Rozbalovač souborů ve formátu .rar</text:p>
                  <text:p text:style-name="P11"/>
                </text:list-item>
              </text:list>
            </text:list-item>
            <text:list-item>
              <text:p text:style-name="P11">patchProject.exe:</text:p>
              <text:list>
                <text:list-item>
                  <text:p text:style-name="P11">Aplikace pro spuštění .exe souborů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Martin Polehla</meta:initial-creator>
    <meta:creation-date>2007-03-02T15:42:18</meta:creation-date>
    <dc:creator>Martin Polehla</dc:creator>
    <dc:date>2007-03-03T14:53:00</dc:date>
    <dc:language>cs-CZ</dc:language>
    <meta:editing-cycles>5</meta:editing-cycles>
    <meta:editing-duration>PT4H41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3" meta:page-count="6" meta:paragraph-count="71" meta:word-count="676" meta:character-count="48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weight="bold"/>
    </style:style>
    <style:style style:name="P6" style:family="paragraph">
      <style:text-properties fo:font-weight="bold"/>
    </style:style>
    <style:style style:name="P7" style:family="paragraph">
      <style:paragraph-properties fo:margin-left="0cm" fo:margin-right="0cm" fo:text-align="center" fo:text-indent="0cm"/>
      <style:text-properties fo:color="#ff6633" fo:font-weight="bold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margin-top="1.6cm" fo:margin-bottom="0cm" fo:text-align="center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11" style:family="paragraph">
      <style:paragraph-properties fo:margin-left="0cm" fo:margin-right="0cm" fo:margin-top="1.6cm" fo:margin-bottom="0cm" fo:text-align="center" fo:text-indent="0cm">
        <style:tab-stops/>
      </style:paragraph-properties>
      <style:text-properties fo:color="#ff6633" fo:font-weight="bold"/>
    </style:style>
    <style:style style:name="P12" style:family="paragraph">
      <style:text-properties fo:font-size="28pt" fo:font-weight="bold"/>
    </style:style>
    <style:style style:name="T1" style:family="text">
      <style:text-properties fo:font-weight="bold"/>
    </style:style>
    <style:style style:name="T2" style:family="text">
      <style:text-properties fo:color="#ff6633" fo:font-weight="bold"/>
    </style:style>
    <style:style style:name="T3" style:family="text">
      <style:text-properties fo:font-size="2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id="id2" draw:layer="layout" svg:width="4cm" svg:height="4cm" svg:x="8.078cm" svg:y="12.819cm">
            <text:p text:style-name="P1"><text:span text:style-name="T1">Andaria</text:span></text:p>
            <text:p text:style-name="P1"><text:span text:style-name="T1"><text:s/></text:span><text:span text:style-name="T1">patcher</text:span></text:p>
          </draw:rect>
          <draw:g draw:id="id1">
            <draw:custom-shape draw:style-name="gr2" draw:text-style-name="P3" draw:layer="layout" svg:width="3.5cm" svg:height="1.508cm" svg:x="3.918cm" svg:y="7.867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3" draw:layer="layout" svg:width="3.5cm" svg:height="1.507cm" svg:x="3.918cm" svg:y="7.365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3" draw:layer="layout" svg:width="3.5cm" svg:height="1.508cm" svg:x="3.918cm" svg:y="6.862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frame draw:style-name="gr3" draw:text-style-name="P5" draw:layer="layout" svg:width="7.631cm" svg:height="0.988cm" svg:x="1.787cm" svg:y="5.372cm">
              <draw:text-box>
                <text:p text:style-name="P4"><text:span text:style-name="T1">Remote patch index file</text:span></text:p>
              </draw:text-box>
            </draw:frame>
          </draw:g>
          <draw:g draw:id="id3">
            <draw:custom-shape draw:style-name="gr2" draw:text-style-name="P3" draw:layer="layout" svg:width="3.5cm" svg:height="1.5cm" svg:x="12.577cm" svg:y="7.872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3" draw:layer="layout" svg:width="3.5cm" svg:height="1.5cm" svg:x="12.577cm" svg:y="7.372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3" draw:layer="layout" svg:width="3.5cm" svg:height="1.5cm" svg:x="12.577cm" svg:y="6.872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frame draw:style-name="gr4" draw:text-style-name="P6" draw:layer="layout" svg:width="7.165cm" svg:height="0.983cm" svg:x="10.912cm" svg:y="5.389cm">
              <draw:text-box>
                <text:p text:style-name="P4"><text:span text:style-name="T1">Remote patch storage</text:span></text:p>
              </draw:text-box>
            </draw:frame>
          </draw:g>
          <draw:g>
            <draw:custom-shape draw:style-name="gr2" draw:text-style-name="P3" draw:layer="layout" svg:width="3.5cm" svg:height="1.5cm" svg:x="1.447cm" svg:y="14.554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3" draw:id="id5" draw:layer="layout" svg:width="3.5cm" svg:height="1.5cm" svg:x="1.447cm" svg:y="14.054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3" draw:layer="layout" svg:width="3.5cm" svg:height="1.5cm" svg:x="1.447cm" svg:y="13.554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frame draw:style-name="gr4" draw:text-style-name="P6" draw:layer="layout" svg:width="4.63cm" svg:height="0.983cm" svg:x="0.947cm" svg:y="16.071cm">
              <draw:text-box>
                <text:p text:style-name="P4"><text:span text:style-name="T1">Local storage</text:span></text:p>
              </draw:text-box>
            </draw:frame>
          </draw:g>
          <draw:connector draw:style-name="gr5" draw:text-style-name="P7" draw:layer="layout" draw:type="line" svg:x1="5.602cm" svg:y1="9.375cm" svg:x2="10.078cm" svg:y2="12.819cm" draw:start-shape="id1" draw:start-glue-point="2" draw:end-shape="id2" draw:end-glue-point="0">
            <text:p text:style-name="P1"><text:span text:style-name="T2">TXT [csv] <text:s text:c="22"/></text:span></text:p>
          </draw:connector>
          <draw:connector draw:style-name="gr5" draw:text-style-name="P1" draw:layer="layout" draw:type="line" svg:x1="14.494cm" svg:y1="9.372cm" svg:x2="10.078cm" svg:y2="12.819cm" draw:start-shape="id3" draw:start-glue-point="2" draw:end-shape="id2" draw:end-glue-point="0">
            <text:p text:style-name="P1"><text:span text:style-name="T2"><text:s text:c="21"/></text:span><text:span text:style-name="T2">BIN [rar]</text:span></text:p>
          </draw:connector>
          <draw:connector draw:style-name="gr6" draw:text-style-name="P8" draw:layer="layout" draw:type="line" svg:x1="15.577cm" svg:y1="14.804cm" svg:x2="12.078cm" svg:y2="14.819cm" draw:start-shape="id4" draw:start-glue-point="6" draw:end-shape="id2" draw:end-glue-point="1">
            <text:p text:style-name="P8"><text:span text:style-name="T2"/></text:p>
            <text:p text:style-name="P8"><text:span text:style-name="T2">Text</text:span></text:p>
          </draw:connector>
          <draw:g>
            <draw:custom-shape draw:style-name="gr2" draw:text-style-name="P3" draw:layer="layout" svg:width="3.5cm" svg:height="1.5cm" svg:x="15.577cm" svg:y="14.555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3" draw:id="id4" draw:layer="layout" svg:width="3.5cm" svg:height="1.5cm" svg:x="15.577cm" svg:y="14.055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3" draw:layer="layout" svg:width="3.5cm" svg:height="1.5cm" svg:x="15.577cm" svg:y="13.555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frame draw:style-name="gr4" draw:text-style-name="P6" draw:layer="layout" svg:width="5.811cm" svg:height="0.983cm" svg:x="14.189cm" svg:y="16.115cm">
              <draw:text-box>
                <text:p text:style-name="P4"><text:span text:style-name="T1">Windows registry</text:span></text:p>
              </draw:text-box>
            </draw:frame>
          </draw:g>
          <draw:connector draw:style-name="gr6" draw:text-style-name="P11" draw:layer="layout" draw:type="line" svg:x1="8.078cm" svg:y1="14.819cm" svg:x2="4.947cm" svg:y2="14.803cm" draw:start-shape="id2" draw:start-glue-point="3" draw:end-shape="id5" draw:end-glue-point="10">
            <text:p text:style-name="P9"><text:span text:style-name="T2"/></text:p>
            <text:p text:style-name="P10"><text:span text:style-name="T2">BIN [.rar]</text:span></text:p>
          </draw:connector>
          <draw:g draw:id="id6">
            <draw:custom-shape draw:style-name="gr2" draw:text-style-name="P3" draw:layer="layout" svg:width="3.5cm" svg:height="1.5cm" svg:x="8.216cm" svg:y="20.372cm">
              <text:p text:style-name="P4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2" draw:text-style-name="P3" draw:layer="layout" svg:width="3.5cm" svg:height="1.5cm" svg:x="8.216cm" svg:y="19.872cm">
              <text:p text:style-name="P4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2" draw:text-style-name="P3" draw:layer="layout" svg:width="3.5cm" svg:height="1.5cm" svg:x="8.216cm" svg:y="19.372cm">
              <text:p text:style-name="P4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frame draw:style-name="gr7" draw:text-style-name="P5" draw:layer="layout" svg:width="5.15cm" svg:height="0.983cm" svg:x="7.427cm" svg:y="22.001cm">
              <draw:text-box>
                <text:p text:style-name="P4"><text:span text:style-name="T1">Game directory</text:span></text:p>
              </draw:text-box>
            </draw:frame>
          </draw:g>
          <draw:connector draw:style-name="gr5" draw:text-style-name="P1" draw:layer="layout" draw:type="line" svg:x1="10.078cm" svg:y1="16.819cm" svg:x2="10.002cm" svg:y2="19.372cm" draw:start-shape="id2" draw:start-glue-point="2" draw:end-shape="id6" draw:end-glue-point="0">
            <text:p text:style-name="P1"><text:span text:style-name="T2">Unpacked patches</text:span></text:p>
          </draw:connector>
        </draw:g>
        <draw:frame draw:style-name="gr4" draw:text-style-name="P12" draw:layer="layout" svg:width="11.42cm" svg:height="1.377cm" svg:x="4.392cm" svg:y="1.588cm">
          <draw:text-box>
            <text:p text:style-name="P4"><text:span text:style-name="T3">Diagram datových toků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7" style:family="paragraph">
      <style:text-properties fo:font-size="28pt" fo:font-weight="bold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2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5.34cm" svg:height="2.334cm" svg:x="11.316cm" svg:y="6.666cm">
          <text:p text:style-name="P1"><text:span text:style-name="T1">pl.dq je praznd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ellipse draw:style-name="gr2" draw:text-style-name="P2" draw:id="id1" draw:layer="layout" svg:width="3.758cm" svg:height="1.165cm" svg:x="12.107cm" svg:y="3.5cm">
          <text:p text:style-name="P1"><text:span text:style-name="T1">Start</text:span></text:p>
        </draw:ellipse>
        <draw:connector draw:style-name="gr3" draw:text-style-name="P3" draw:layer="layout" draw:type="line" svg:x1="13.986cm" svg:y1="4.665cm" svg:x2="13.985cm" svg:y2="6.666cm" draw:start-shape="id1" draw:start-glue-point="2" draw:end-shape="id2" draw:end-glue-point="4">
          <text:p text:style-name="P5"/>
        </draw:connector>
        <draw:rect draw:style-name="gr2" draw:text-style-name="P2" draw:id="id3" draw:layer="layout" svg:width="5.099cm" svg:height="1.319cm" svg:x="11.437cm" svg:y="9.978cm">
          <text:p text:style-name="P1"><text:span text:style-name="T1">pl.downloadNext()</text:span></text:p>
        </draw:rect>
        <draw:rect draw:style-name="gr2" draw:text-style-name="P2" draw:id="id5" draw:layer="layout" svg:width="5.099cm" svg:height="1.317cm" svg:x="11.437cm" svg:y="16cm">
          <text:p text:style-name="P1"><text:span text:style-name="T1">pl.donwlaodNext()</text:span></text:p>
        </draw:rect>
        <draw:rect draw:style-name="gr2" draw:text-style-name="P2" draw:id="id10" draw:layer="layout" svg:width="5.1cm" svg:height="1.32cm" svg:x="4.14cm" svg:y="19.5cm">
          <text:p text:style-name="P1"><text:span text:style-name="T1">pl.finishDown()</text:span></text:p>
        </draw:rect>
        <draw:custom-shape draw:style-name="gr1" draw:text-style-name="P2" draw:id="id7" draw:layer="layout" svg:width="4.945cm" svg:height="2.333cm" svg:x="11.514cm" svg:y="21.167cm">
          <text:p text:style-name="P1"><text:span text:style-name="T1">strazen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3.985cm" svg:y1="9cm" svg:x2="13.986cm" svg:y2="9.978cm" draw:start-shape="id2" draw:start-glue-point="6" draw:end-shape="id3" draw:end-glue-point="0">
          <text:p text:style-name="P5"/>
        </draw:connector>
        <draw:connector draw:style-name="gr3" draw:text-style-name="P3" draw:layer="layout" draw:type="line" svg:x1="13.986cm" svg:y1="11.297cm" svg:x2="13.985cm" svg:y2="12.5cm" draw:start-shape="id3" draw:start-glue-point="2" draw:end-shape="id4" draw:end-glue-point="4">
          <text:p text:style-name="P5"/>
        </draw:connector>
        <draw:ellipse draw:style-name="gr2" draw:text-style-name="P2" draw:id="id12" draw:layer="layout" svg:width="3.758cm" svg:height="1.165cm" svg:x="16.242cm" svg:y="27.335cm">
          <text:p text:style-name="P1"><text:span text:style-name="T1">Konec</text:span></text:p>
        </draw:ellipse>
        <draw:connector draw:style-name="gr3" draw:text-style-name="P3" draw:layer="layout" draw:type="line" svg:x1="13.985cm" svg:y1="14.833cm" svg:x2="13.986cm" svg:y2="16cm" draw:start-shape="id4" draw:start-glue-point="6" draw:end-shape="id5" draw:end-glue-point="0">
          <text:p text:style-name="P5"/>
        </draw:connector>
        <draw:connector draw:style-name="gr3" draw:text-style-name="P3" draw:layer="layout" draw:type="line" svg:x1="13.986cm" svg:y1="17.317cm" svg:x2="13.986cm" svg:y2="18.5cm" draw:start-shape="id5" draw:start-glue-point="2" draw:end-shape="id6" draw:end-glue-point="0">
          <text:p text:style-name="P5"/>
        </draw:connector>
        <draw:connector draw:style-name="gr3" draw:text-style-name="P4" draw:layer="layout" draw:line-skew="0.521cm 0.2cm" svg:x1="13.986cm" svg:y1="23.5cm" svg:x2="16.536cm" svg:y2="19.158cm" draw:start-shape="id7" draw:start-glue-point="6" draw:end-shape="id6" draw:end-glue-point="1">
          <text:p text:style-name="P5"/>
        </draw:connector>
        <draw:connector draw:style-name="gr3" draw:text-style-name="P4" draw:layer="layout" svg:x1="3.549cm" svg:y1="11cm" svg:x2="7.549cm" svg:y2="8.5cm" draw:start-shape="id8" draw:start-glue-point="0" draw:end-shape="id9" draw:end-glue-point="2">
          <text:p text:style-name="P5"/>
        </draw:connector>
        <draw:connector draw:style-name="gr3" draw:text-style-name="P4" draw:layer="layout" draw:line-skew="-0.377cm" svg:x1="11.514cm" svg:y1="22.333cm" svg:x2="6.69cm" svg:y2="19.5cm" draw:start-shape="id7" draw:start-glue-point="5" draw:end-shape="id10" draw:end-glue-point="0">
          <text:p text:style-name="P5"/>
        </draw:connector>
        <draw:frame draw:style-name="gr4" draw:text-style-name="P6" draw:layer="layout" svg:width="1.264cm" svg:height="0.64cm" svg:x="10.736cm" svg:y="21.36cm">
          <draw:text-box>
            <text:p text:style-name="P5"><text:span text:style-name="T2">ANO</text:span></text:p>
          </draw:text-box>
        </draw:frame>
        <draw:frame draw:style-name="gr5" draw:text-style-name="P6" draw:layer="layout" svg:width="0.989cm" svg:height="0.64cm" svg:x="14.5cm" svg:y="23.36cm">
          <draw:text-box>
            <text:p text:style-name="P5"><text:span text:style-name="T2">NE</text:span></text:p>
          </draw:text-box>
        </draw:frame>
        <draw:frame draw:style-name="gr6" draw:text-style-name="P6" draw:layer="layout" svg:width="1.264cm" svg:height="0.64cm" svg:x="16.5cm" svg:y="6.86cm">
          <draw:text-box>
            <text:p text:style-name="P5"><text:span text:style-name="T2">ANO</text:span></text:p>
          </draw:text-box>
        </draw:frame>
        <draw:frame draw:style-name="gr4" draw:text-style-name="P6" draw:layer="layout" svg:width="0.989cm" svg:height="0.64cm" svg:x="14.011cm" svg:y="9cm">
          <draw:text-box>
            <text:p text:style-name="P5"><text:span text:style-name="T2">NE</text:span></text:p>
          </draw:text-box>
        </draw:frame>
        <draw:connector draw:style-name="gr3" draw:text-style-name="P3" draw:layer="layout" draw:type="line" svg:x1="6.69cm" svg:y1="20.82cm" svg:x2="6.689cm" svg:y2="22.167cm" draw:start-shape="id10" draw:start-glue-point="2" draw:end-shape="id11" draw:end-glue-point="4">
          <text:p text:style-name="P5"/>
        </draw:connector>
        <draw:custom-shape draw:style-name="gr1" draw:text-style-name="P2" draw:id="id4" draw:layer="layout" svg:width="5.34cm" svg:height="2.333cm" svg:x="11.316cm" svg:y="12.5cm">
          <text:p text:style-name="P1"><text:span text:style-name="T1">Soubor existuje</text:span></text:p>
          <text:p text:style-name="P1"><text:span text:style-name="T1">v temp O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0.989cm" svg:height="0.64cm" svg:x="14.247cm" svg:y="14.86cm">
          <draw:text-box>
            <text:p text:style-name="P5"><text:span text:style-name="T2">NE</text:span></text:p>
          </draw:text-box>
        </draw:frame>
        <draw:frame draw:style-name="gr4" draw:text-style-name="P6" draw:layer="layout" svg:width="4.744cm" svg:height="0.64cm" svg:x="6.756cm" svg:y="24.86cm">
          <draw:text-box>
            <text:p text:style-name="P5"><text:span text:style-name="T2">Opakovane spatne stazeny</text:span></text:p>
          </draw:text-box>
        </draw:frame>
        <draw:rect draw:style-name="gr2" draw:text-style-name="P2" draw:id="id6" draw:layer="layout" svg:width="5.099cm" svg:height="1.317cm" svg:x="11.437cm" svg:y="18.5cm">
          <text:p text:style-name="P1"><text:span text:style-name="T1">downlaodListener</text:span></text:p>
        </draw:rect>
        <draw:connector draw:style-name="gr3" draw:text-style-name="P3" draw:layer="layout" draw:type="line" svg:x1="13.986cm" svg:y1="19.817cm" svg:x2="13.986cm" svg:y2="21.167cm" draw:start-shape="id6" draw:start-glue-point="2" draw:end-shape="id7" draw:end-glue-point="4">
          <text:p text:style-name="P5"/>
        </draw:connector>
        <draw:frame draw:style-name="gr4" draw:text-style-name="P6" draw:layer="layout" svg:width="1.264cm" svg:height="0.64cm" svg:x="10.236cm" svg:y="12.86cm">
          <draw:text-box>
            <text:p text:style-name="P5"><text:span text:style-name="T2">ANO</text:span></text:p>
          </draw:text-box>
        </draw:frame>
        <draw:custom-shape draw:style-name="gr1" draw:text-style-name="P2" draw:id="id11" draw:layer="layout" svg:width="5.34cm" svg:height="2.333cm" svg:x="4.02cm" svg:y="22.167cm">
          <text:p text:style-name="P1"><text:span text:style-name="T1">Finsh vystu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id="id8" draw:layer="layout" svg:width="5.099cm" svg:height="1.319cm" svg:x="1cm" svg:y="11cm">
          <text:p text:style-name="P1"><text:span text:style-name="T1">pl.patchNext()</text:span></text:p>
        </draw:rect>
        <draw:connector draw:style-name="gr3" draw:text-style-name="P4" draw:layer="layout" svg:x1="16.656cm" svg:y1="7.832cm" svg:x2="18.121cm" svg:y2="27.335cm" draw:start-shape="id2" draw:start-glue-point="7" draw:end-shape="id12" draw:end-glue-point="0">
          <text:p text:style-name="P5"/>
        </draw:connector>
        <draw:connector draw:style-name="gr3" draw:text-style-name="P4" draw:layer="layout" svg:x1="4.02cm" svg:y1="23.333cm" svg:x2="3.549cm" svg:y2="12.319cm" draw:start-shape="id11" draw:start-glue-point="5" draw:end-shape="id8" draw:end-glue-point="2">
          <text:p text:style-name="P5"/>
        </draw:connector>
        <draw:connector draw:style-name="gr3" draw:text-style-name="P4" draw:layer="layout" draw:line-skew="0.582cm" svg:x1="6.689cm" svg:y1="24.5cm" svg:x2="18.121cm" svg:y2="27.335cm" draw:start-shape="id11" draw:start-glue-point="6" draw:end-shape="id12" draw:end-glue-point="0">
          <text:p text:style-name="P5"/>
        </draw:connector>
        <draw:rect draw:style-name="gr2" draw:text-style-name="P2" draw:id="id9" draw:layer="layout" svg:width="5.099cm" svg:height="1.319cm" svg:x="5cm" svg:y="7.181cm">
          <text:p text:style-name="P1"><text:span text:style-name="T1">pl.pq.shift()</text:span></text:p>
        </draw:rect>
        <draw:connector draw:style-name="gr3" draw:text-style-name="P4" draw:layer="layout" svg:x1="11.316cm" svg:y1="13.666cm" svg:x2="7.549cm" svg:y2="8.5cm" draw:start-shape="id4" draw:start-glue-point="5" draw:end-shape="id9" draw:end-glue-point="2">
          <text:p text:style-name="P5"/>
        </draw:connector>
        <draw:connector draw:style-name="gr3" draw:text-style-name="P4" draw:layer="layout" draw:line-skew="-0.666cm" svg:x1="7.549cm" svg:y1="7.181cm" svg:x2="13.985cm" svg:y2="6.666cm" draw:start-shape="id9" draw:start-glue-point="0" draw:end-shape="id2" draw:end-glue-point="4">
          <text:p text:style-name="P5"/>
        </draw:connector>
        <draw:frame draw:style-name="gr4" draw:text-style-name="P6" draw:layer="layout" svg:width="3.097cm" svg:height="0.64cm" svg:x="1.5cm" svg:y="23.5cm">
          <draw:text-box>
            <text:p text:style-name="P5"><text:span text:style-name="T2">Stazeny spravne</text:span></text:p>
          </draw:text-box>
        </draw:frame>
        <draw:frame draw:style-name="gr4" draw:text-style-name="P7" draw:layer="layout" svg:width="14.811cm" svg:height="1.377cm" svg:x="3cm" svg:y="1.5cm">
          <draw:text-box>
            <text:p text:style-name="P5"><text:span text:style-name="T3">Algoritmus stahování souborů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7" style:family="paragraph">
      <style:text-properties fo:font-size="28pt" fo:font-weight="bold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2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4.094cm" svg:height="2.334cm" svg:x="9.904cm" svg:y="4.37cm">
          <text:p text:style-name="P1"><text:span text:style-name="T1">pl.pq je praznd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ellipse draw:style-name="gr2" draw:text-style-name="P2" draw:id="id1" draw:layer="layout" svg:width="3.758cm" svg:height="1.165cm" svg:x="10.072cm" svg:y="1.883cm">
          <text:p text:style-name="P1"><text:span text:style-name="T1">Start</text:span></text:p>
        </draw:ellipse>
        <draw:connector draw:style-name="gr3" draw:text-style-name="P3" draw:layer="layout" draw:type="line" svg:x1="11.951cm" svg:y1="3.048cm" svg:x2="11.95cm" svg:y2="4.37cm" draw:start-shape="id1" draw:start-glue-point="2" draw:end-shape="id2" draw:end-glue-point="4">
          <text:p text:style-name="P5"/>
        </draw:connector>
        <draw:rect draw:style-name="gr2" draw:text-style-name="P2" draw:id="id3" draw:layer="layout" svg:width="5.099cm" svg:height="1.319cm" svg:x="9.402cm" svg:y="7.361cm">
          <text:p text:style-name="P1"><text:span text:style-name="T1">pl.patchNext()</text:span></text:p>
        </draw:rect>
        <draw:rect draw:style-name="gr2" draw:text-style-name="P2" draw:id="id4" draw:layer="layout" svg:width="5.1cm" svg:height="1.32cm" svg:x="9.401cm" svg:y="9.383cm">
          <text:p text:style-name="P1"><text:span text:style-name="T1">pl.unPack()</text:span></text:p>
        </draw:rect>
        <draw:rect draw:style-name="gr2" draw:text-style-name="P2" draw:id="id7" draw:layer="layout" svg:width="5.099cm" svg:height="1.317cm" svg:x="9.402cm" svg:y="13.883cm">
          <text:p text:style-name="P1"><text:span text:style-name="T1">api.exec()</text:span></text:p>
        </draw:rect>
        <draw:rect draw:style-name="gr2" draw:text-style-name="P2" draw:id="id9" draw:layer="layout" svg:width="5.099cm" svg:height="1.32cm" svg:x="9.402cm" svg:y="19.25cm">
          <text:p text:style-name="P1"><text:span text:style-name="T1">api.waiter()</text:span></text:p>
        </draw:rect>
        <draw:rect draw:style-name="gr2" draw:text-style-name="P2" draw:id="id11" draw:layer="layout" svg:width="4.968cm" svg:height="1.285cm" svg:x="9.467cm" svg:y="24.383cm">
          <text:p text:style-name="P1"><text:span text:style-name="T1">api.installPatch()</text:span></text:p>
        </draw:rect>
        <draw:rect draw:style-name="gr2" draw:text-style-name="P2" draw:id="id16" draw:layer="layout" svg:width="5.1cm" svg:height="1.32cm" svg:x="2.75cm" svg:y="24.854cm">
          <text:p text:style-name="P1"><text:span text:style-name="T1">api.clearPatch()</text:span></text:p>
        </draw:rect>
        <draw:rect draw:style-name="gr2" draw:text-style-name="P2" draw:id="id14" draw:layer="layout" svg:width="5.1cm" svg:height="1.319cm" svg:x="2.748cm" svg:y="26.828cm">
          <text:p text:style-name="P1"><text:span text:style-name="T1">api.finishPatch()</text:span></text:p>
        </draw:rect>
        <draw:custom-shape draw:style-name="gr1" draw:text-style-name="P2" draw:id="id8" draw:layer="layout" svg:width="4.094cm" svg:height="2.333cm" svg:x="9.904cm" svg:y="16.05cm">
          <text:p text:style-name="P1"><text:span text:style-name="T1">api.exec()</text:span></text:p>
          <text:p text:style-name="P1"><text:span text:style-name="T1">chyb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12" draw:layer="layout" svg:width="3.989cm" svg:height="2.274cm" svg:x="9.957cm" svg:y="26.426cm">
          <text:p text:style-name="P1"><text:span text:style-name="T1">Existuje</text:span></text:p>
          <text:p text:style-name="P1"><text:span text:style-name="T1">start_?.b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1.95cm" svg:y1="6.704cm" svg:x2="11.951cm" svg:y2="7.361cm" draw:start-shape="id2" draw:start-glue-point="6" draw:end-shape="id3" draw:end-glue-point="0">
          <text:p text:style-name="P5"/>
        </draw:connector>
        <draw:connector draw:style-name="gr3" draw:text-style-name="P3" draw:layer="layout" draw:type="line" svg:x1="11.951cm" svg:y1="8.68cm" svg:x2="11.951cm" svg:y2="9.383cm" draw:start-shape="id3" draw:start-glue-point="2" draw:end-shape="id4" draw:end-glue-point="0">
          <text:p text:style-name="P5"/>
        </draw:connector>
        <draw:ellipse draw:style-name="gr2" draw:text-style-name="P2" draw:id="id5" draw:layer="layout" svg:width="3.758cm" svg:height="1.165cm" svg:x="15.09cm" svg:y="4.955cm">
          <text:p text:style-name="P1"><text:span text:style-name="T1">Konec</text:span></text:p>
        </draw:ellipse>
        <draw:connector draw:style-name="gr3" draw:text-style-name="P4" draw:layer="layout" draw:type="line" svg:x1="13.998cm" svg:y1="5.536cm" svg:x2="15.09cm" svg:y2="5.537cm" draw:start-shape="id2" draw:start-glue-point="7" draw:end-shape="id5" draw:end-glue-point="3">
          <text:p text:style-name="P5"/>
        </draw:connector>
        <draw:rect draw:style-name="gr2" draw:text-style-name="P2" draw:id="id6" draw:layer="layout" svg:width="5.099cm" svg:height="1.317cm" svg:x="9.402cm" svg:y="11.566cm">
          <text:p text:style-name="P1"><text:span text:style-name="T1">fallBack =installPatch()</text:span></text:p>
        </draw:rect>
        <draw:custom-shape draw:style-name="gr1" draw:text-style-name="P2" draw:id="id10" draw:layer="layout" svg:width="4.094cm" svg:height="2.334cm" svg:x="9.904cm" svg:y="21.383cm">
          <text:p text:style-name="P1"><text:span text:style-name="T1">FallBack je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1.951cm" svg:y1="10.703cm" svg:x2="11.951cm" svg:y2="11.566cm" draw:start-shape="id4" draw:start-glue-point="2" draw:end-shape="id6" draw:end-glue-point="0">
          <text:p text:style-name="P5"/>
        </draw:connector>
        <draw:connector draw:style-name="gr3" draw:text-style-name="P3" draw:layer="layout" draw:type="line" svg:x1="11.951cm" svg:y1="12.883cm" svg:x2="11.951cm" svg:y2="13.883cm" draw:start-shape="id6" draw:start-glue-point="2" draw:end-shape="id7" draw:end-glue-point="0">
          <text:p text:style-name="P5"/>
        </draw:connector>
        <draw:connector draw:style-name="gr3" draw:text-style-name="P3" draw:layer="layout" draw:type="line" svg:x1="11.951cm" svg:y1="15.2cm" svg:x2="11.95cm" svg:y2="16.05cm" draw:start-shape="id7" draw:start-glue-point="2" draw:end-shape="id8" draw:end-glue-point="4">
          <text:p text:style-name="P5"/>
        </draw:connector>
        <draw:connector draw:style-name="gr3" draw:text-style-name="P3" draw:layer="layout" draw:type="line" svg:x1="11.951cm" svg:y1="18.383cm" svg:x2="11.951cm" svg:y2="19.25cm" draw:start-shape="id8" draw:end-shape="id9" draw:end-glue-point="0">
          <text:p text:style-name="P5"/>
        </draw:connector>
        <draw:connector draw:style-name="gr3" draw:text-style-name="P3" draw:layer="layout" draw:type="line" svg:x1="11.951cm" svg:y1="20.57cm" svg:x2="11.95cm" svg:y2="21.383cm" draw:start-shape="id9" draw:start-glue-point="2" draw:end-shape="id10" draw:end-glue-point="4">
          <text:p text:style-name="P5"/>
        </draw:connector>
        <draw:connector draw:style-name="gr3" draw:text-style-name="P3" draw:layer="layout" draw:type="line" svg:x1="11.95cm" svg:y1="23.717cm" svg:x2="11.951cm" svg:y2="24.383cm" draw:start-shape="id10" draw:start-glue-point="6" draw:end-shape="id11" draw:end-glue-point="0">
          <text:p text:style-name="P5"/>
        </draw:connector>
        <draw:connector draw:style-name="gr3" draw:text-style-name="P3" draw:layer="layout" draw:type="line" svg:x1="11.951cm" svg:y1="25.668cm" svg:x2="11.951cm" svg:y2="26.426cm" draw:start-shape="id11" draw:start-glue-point="2" draw:end-shape="id12" draw:end-glue-point="4">
          <text:p text:style-name="P5"/>
        </draw:connector>
        <draw:rect draw:style-name="gr2" draw:text-style-name="P2" draw:id="id13" draw:layer="layout" svg:width="5.099cm" svg:height="1.317cm" svg:x="14.901cm" svg:y="19.253cm">
          <text:p text:style-name="P1"><text:span text:style-name="T1">fallBack =clearPatch()</text:span></text:p>
        </draw:rect>
        <draw:connector draw:style-name="gr3" draw:text-style-name="P4" draw:layer="layout" svg:x1="13.946cm" svg:y1="27.562cm" svg:x2="17.45cm" svg:y2="20.57cm" draw:start-shape="id12" draw:start-glue-point="7" draw:end-shape="id13" draw:end-glue-point="2">
          <text:p text:style-name="P5"/>
        </draw:connector>
        <draw:connector draw:style-name="gr3" draw:text-style-name="P4" draw:layer="layout" svg:x1="17.45cm" svg:y1="19.253cm" svg:x2="14.501cm" svg:y2="14.541cm" draw:start-shape="id13" draw:start-glue-point="0" draw:end-shape="id7" draw:end-glue-point="1">
          <text:p text:style-name="P5"/>
        </draw:connector>
        <draw:connector draw:style-name="gr3" draw:text-style-name="P4" draw:layer="layout" svg:x1="5.298cm" svg:y1="28.147cm" svg:x2="3.382cm" svg:y2="3.624cm" draw:start-shape="id14" draw:start-glue-point="2" draw:end-shape="id15" draw:end-glue-point="3">
          <text:p text:style-name="P5"/>
        </draw:connector>
        <draw:connector draw:style-name="gr3" draw:text-style-name="P4" draw:layer="layout" svg:x1="9.904cm" svg:y1="17.216cm" svg:x2="5.3cm" svg:y2="24.854cm" draw:start-shape="id8" draw:start-glue-point="5" draw:end-shape="id16" draw:end-glue-point="0">
          <text:p text:style-name="P5"/>
        </draw:connector>
        <draw:connector draw:style-name="gr3" draw:text-style-name="P4" draw:layer="layout" svg:x1="9.904cm" svg:y1="22.549cm" svg:x2="5.3cm" svg:y2="24.854cm" draw:start-shape="id10" draw:start-glue-point="5" draw:end-shape="id16" draw:end-glue-point="0">
          <text:p text:style-name="P5"/>
        </draw:connector>
        <draw:connector draw:style-name="gr3" draw:text-style-name="P4" draw:layer="layout" draw:line-skew="-0.002cm -0.524cm" svg:x1="9.957cm" svg:y1="27.562cm" svg:x2="5.3cm" svg:y2="24.854cm" draw:start-shape="id12" draw:start-glue-point="5" draw:end-shape="id16" draw:end-glue-point="0">
          <text:p text:style-name="P5"/>
        </draw:connector>
        <draw:frame draw:style-name="gr4" draw:text-style-name="P6" draw:layer="layout" svg:width="2.161cm" svg:height="0.968cm" svg:x="8.199cm" svg:y="21.68cm">
          <draw:text-box>
            <text:p text:style-name="P5"><text:span text:style-name="T2">clearPatch</text:span></text:p>
          </draw:text-box>
        </draw:frame>
        <draw:frame draw:style-name="gr5" draw:text-style-name="P6" draw:layer="layout" svg:width="2.293cm" svg:height="0.92cm" svg:x="12.342cm" svg:y="23.373cm">
          <draw:text-box>
            <text:p text:style-name="P5"><text:span text:style-name="T2">installPatch</text:span></text:p>
          </draw:text-box>
        </draw:frame>
        <draw:frame draw:style-name="gr6" draw:text-style-name="P6" draw:layer="layout" svg:width="1.264cm" svg:height="0.64cm" svg:x="8.87cm" svg:y="16.344cm">
          <draw:text-box>
            <text:p text:style-name="P5"><text:span text:style-name="T2">ANO</text:span></text:p>
          </draw:text-box>
        </draw:frame>
        <draw:frame draw:style-name="gr7" draw:text-style-name="P6" draw:layer="layout" svg:width="0.989cm" svg:height="0.64cm" svg:x="9.094cm" svg:y="26.741cm">
          <draw:text-box>
            <text:p text:style-name="P5"><text:span text:style-name="T2">NE</text:span></text:p>
          </draw:text-box>
        </draw:frame>
        <draw:frame draw:style-name="gr6" draw:text-style-name="P6" draw:layer="layout" svg:width="1.264cm" svg:height="0.64cm" svg:x="13.27cm" svg:y="4.489cm">
          <draw:text-box>
            <text:p text:style-name="P5"><text:span text:style-name="T2">ANO</text:span></text:p>
          </draw:text-box>
        </draw:frame>
        <draw:frame draw:style-name="gr6" draw:text-style-name="P6" draw:layer="layout" svg:width="0.989cm" svg:height="0.64cm" svg:x="12.137cm" svg:y="6.541cm">
          <draw:text-box>
            <text:p text:style-name="P5"><text:span text:style-name="T2">NE</text:span></text:p>
          </draw:text-box>
        </draw:frame>
        <draw:connector draw:style-name="gr3" draw:text-style-name="P3" draw:layer="layout" draw:type="line" svg:x1="5.3cm" svg:y1="26.174cm" svg:x2="5.298cm" svg:y2="26.828cm" draw:start-shape="id16" draw:start-glue-point="2" draw:end-shape="id14" draw:end-glue-point="0">
          <text:p text:style-name="P5"/>
        </draw:connector>
        <draw:rect draw:style-name="gr2" draw:text-style-name="P2" draw:id="id15" draw:layer="layout" svg:width="5.1cm" svg:height="1.319cm" svg:x="3.382cm" svg:y="2.965cm">
          <text:p text:style-name="P1"><text:span text:style-name="T1">pl.pq.shift()</text:span></text:p>
        </draw:rect>
        <draw:connector draw:style-name="gr3" draw:text-style-name="P4" draw:layer="layout" svg:x1="8.482cm" svg:y1="3.624cm" svg:x2="11.95cm" svg:y2="4.37cm" draw:start-shape="id15" draw:start-glue-point="1" draw:end-shape="id2" draw:end-glue-point="4">
          <text:p text:style-name="P5"/>
        </draw:connector>
        <draw:frame draw:style-name="gr6" draw:text-style-name="P6" draw:layer="layout" svg:width="1.264cm" svg:height="0.64cm" svg:x="13.741cm" svg:y="26.747cm">
          <draw:text-box>
            <text:p text:style-name="P5"><text:span text:style-name="T2">ANO</text:span></text:p>
          </draw:text-box>
        </draw:frame>
        <draw:frame draw:style-name="gr7" draw:text-style-name="P6" draw:layer="layout" svg:width="0.989cm" svg:height="0.64cm" svg:x="12.161cm" svg:y="18.413cm">
          <draw:text-box>
            <text:p text:style-name="P5"><text:span text:style-name="T2">NE</text:span></text:p>
          </draw:text-box>
        </draw:frame>
        <draw:frame draw:style-name="gr6" draw:text-style-name="P7" draw:layer="layout" svg:width="13.727cm" svg:height="1.377cm" svg:x="4.452cm" svg:y="0.326cm">
          <draw:text-box>
            <text:p text:style-name="P5"><text:span text:style-name="T3">Algoritmus instalace patchů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